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 Sans" svg:font-family="'Open Sans', 'Microsoft YaHei', 'Hiragino Sans GB', 'Hiragino Sans GB W3', 'Helvetica Neue', Arial, sans-serif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fo:color="#353535" style:font-name="Helvetica" fo:font-size="12pt" style:font-name-asian="Helvetica" style:font-size-asian="12pt" style:font-name-complex="Helvetica" style:font-size-complex="12pt"/>
    </style:style>
    <style:style style:name="P2" style:family="paragraph" style:parent-style-name="Standard">
      <style:paragraph-properties style:text-autospace="none"/>
      <style:text-properties fo:color="#353535" style:font-name="Helvetica" fo:font-size="12pt" fo:font-weight="bold" style:font-name-asian="Helvetica" style:font-size-asian="12pt" style:font-weight-asian="bold" style:font-name-complex="Helvetica" style:font-size-complex="12pt" style:font-weight-complex="bold"/>
    </style:style>
    <style:style style:name="P3" style:family="paragraph" style:parent-style-name="Standard">
      <style:paragraph-properties style:text-autospace="none"/>
    </style:style>
    <style:style style:name="P4" style:family="paragraph" style:parent-style-name="Standard" style:list-style-name="L1">
      <style:paragraph-properties style:text-autospace="none"/>
      <style:text-properties fo:color="#353535" style:font-name="Helvetica" fo:font-size="12pt" fo:font-weight="bold" style:font-name-asian="Helvetica" style:font-size-asian="12pt" style:font-weight-asian="bold" style:font-name-complex="Helvetica" style:font-size-complex="12pt" style:font-weight-complex="bold"/>
    </style:style>
    <style:style style:name="P5" style:family="paragraph" style:parent-style-name="Standard">
      <style:paragraph-properties style:text-autospace="none"/>
      <style:text-properties fo:color="#353535" style:font-name="Helvetica" fo:font-size="12pt" fo:font-weight="bold" style:font-name-asian="Helvetica" style:font-size-asian="12pt" style:font-weight-asian="bold" style:font-name-complex="Helvetica" style:font-size-complex="12pt" style:font-weight-complex="bold"/>
    </style:style>
    <style:style style:name="P6" style:family="paragraph" style:parent-style-name="Standard" style:list-style-name="L1">
      <style:paragraph-properties style:text-autospace="none"/>
      <style:text-properties fo:color="#353535" style:font-name="Helvetica" fo:font-size="12pt" style:font-name-asian="Helvetica" style:font-size-asian="12pt" style:font-name-complex="Helvetica" style:font-size-complex="12pt"/>
    </style:style>
    <style:style style:name="P7" style:family="paragraph" style:parent-style-name="Standard">
      <style:paragraph-properties style:text-autospace="none"/>
      <style:text-properties fo:color="#353535" style:font-name="Helvetica" fo:font-size="12pt" style:font-name-asian="Helvetica" style:font-size-asian="12pt" style:font-name-complex="Helvetica" style:font-size-complex="12pt"/>
    </style:style>
    <style:style style:name="P8" style:family="paragraph" style:parent-style-name="Standard">
      <style:paragraph-properties style:text-autospace="none"/>
    </style:style>
    <style:style style:name="P9" style:family="paragraph" style:parent-style-name="Standard" style:list-style-name="L1">
      <style:paragraph-properties fo:margin-left="0cm" fo:margin-right="0cm" fo:margin-top="0cm" fo:margin-bottom="0.231cm" style:line-height-at-least="0.462cm" fo:text-align="start" style:justify-single-word="false" fo:orphans="2" fo:widows="2" fo:text-indent="0cm" style:auto-text-indent="false" fo:padding="0cm" fo:border="none"/>
      <style:text-properties fo:color="#353535" style:font-name="Helvetica" fo:font-size="12pt" fo:font-weight="bold" style:font-name-asian="Helvetica" style:font-size-asian="12pt" style:font-weight-asian="bold" style:font-name-complex="Helvetica" style:font-size-complex="12pt" style:font-weight-complex="bold"/>
    </style:style>
    <style:style style:name="P10" style:family="paragraph" style:parent-style-name="Heading_20_2" style:list-style-name="L1">
      <style:paragraph-properties fo:margin-left="0cm" fo:margin-right="0cm" fo:margin-top="0cm" fo:margin-bottom="0.231cm" style:line-height-at-least="0.462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Open Sans" fo:font-size="18.3500003814697pt" fo:letter-spacing="normal" fo:font-style="normal" fo:font-weight="bold" style:font-name-asian="Helvetica" style:font-size-asian="12pt" style:font-weight-asian="bold" style:font-name-complex="Helvetica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zxx" fo:country="none" style:language-asian="zxx" style:country-asian="none" style:language-complex="zxx" style:country-complex="none"/>
    </style:style>
    <style:style style:name="T3" style:family="text">
      <style:text-properties fo:color="#353535" style:font-name="Helvetica" fo:font-size="12pt" style:font-name-asian="Helvetica" style:font-size-asian="12pt" style:font-name-complex="Helvetica" style:font-size-complex="12pt"/>
    </style:style>
    <style:style style:name="T4" style:family="text">
      <style:text-properties fo:color="#353535" style:font-name="Helvetica" fo:font-size="12pt" fo:language="es" fo:country="ES" style:font-name-asian="Helvetica" style:font-size-asian="12pt" style:language-asian="zxx" style:country-asian="none" style:font-name-complex="Helvetica" style:font-size-complex="12pt" style:language-complex="zxx" style:country-complex="none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921576142260104775" text:style-name="L1">
        <text:list-item>
          <text:list>
            <text:list-header>
              <text:h text:style-name="P10" text:outline-level="2"><text:bookmark text:name="yui_3_17_2_1_1473778895789_195"/>Assignment: The Biblioteca database</text:h>
            </text:list-header>
          </text:list>
          <text:p text:style-name="P9"/>
        </text:list-item>
        <text:list-item>
          <text:p text:style-name="P9">Who checked out the book 'The Hobbit’?</text:p>
        </text:list-item>
      </text:list>
      <text:p text:style-name="P1"/>
      <text:p text:style-name="P1">select <text:s/>name from member, book, checkout_item where checkout_item.member_id = member.id and checkout_item.book_id=book.id and book.title = "The Hobbit"</text:p>
      <text:p text:style-name="P1">GROUP BY name;</text:p>
      <text:p text:style-name="P2"/>
      <text:p text:style-name="P1"><text:span text:style-name="T1">Answer:</text:span> "Anand Beck"</text:p>
      <text:p text:style-name="P1"/>
      <text:p text:style-name="P1"/>
      <text:list xml:id="list1341478947" text:continue-numbering="true" text:style-name="L1">
        <text:list-item>
          <text:p text:style-name="P4">How many people have not checked out anything?</text:p>
        </text:list-item>
      </text:list>
      <text:p text:style-name="P1"/>
      <text:p text:style-name="P1">select count (name) from member where member.id not in (Select checkout_item.member_id from checkout_item)</text:p>
      <text:p text:style-name="P1"/>
      <text:p text:style-name="P1"><text:span text:style-name="T1">Answer:</text:span> 37</text:p>
      <text:p text:style-name="P1"/>
      <text:list xml:id="list1140750637" text:continue-numbering="true" text:style-name="L1">
        <text:list-item>
          <text:p text:style-name="P4">What books and movies aren't checked out?</text:p>
          <text:p text:style-name="P4"/>
        </text:list-item>
      </text:list>
      <text:p text:style-name="P1">select id, title from book where book.id not in (select checkout_item.book_id from checkout_item where checkout_item.book_id is not null)</text:p>
      <text:p text:style-name="P1">union</text:p>
      <text:p text:style-name="P1">select id, title from movie where movie.id not in (select checkout_item.movie_id from checkout_item where checkout_item.movie_id is not null)</text:p>
      <text:p text:style-name="P1"/>
      <text:p text:style-name="P1"><text:span text:style-name="T1">Answer:</text:span> </text:p>
      <text:p text:style-name="P1"/>
      <text:p text:style-name="P1">"2"<text:tab/>"Fellowship of the Ring"</text:p>
      <text:p text:style-name="P1">"6"<text:tab/>"1984"</text:p>
      <text:p text:style-name="P1">"6"<text:tab/>"Thin Red Line"</text:p>
      <text:p text:style-name="P1">"7"<text:tab/>"Crouching Tiger, Hidden Dragon"</text:p>
      <text:p text:style-name="P1">"7"<text:tab/>"Tom Sawyer"</text:p>
      <text:p text:style-name="P1">"8"<text:tab/>"Catcher in the Rye"</text:p>
      <text:p text:style-name="P1">"8"<text:tab/>"Lawrence of Arabia"</text:p>
      <text:p text:style-name="P1">"9"<text:tab/>"Office Space"</text:p>
      <text:p text:style-name="P1">"9"<text:tab/>"To Kill a Mockingbird"</text:p>
      <text:p text:style-name="P1">"10"<text:tab/>"Domain Driven Design"</text:p>
      <text:p text:style-name="P1"/>
      <text:list xml:id="list1196853904" text:continue-numbering="true" text:style-name="L1">
        <text:list-item>
          <text:p text:style-name="P4">Add the book 'The Pragmatic Programmer', and add yourself as a member. Check out 'The Pragmatic Programmer'. Use your query from question 1 to verify that you have checked it out. Also, provide the SQL used to update the database.</text:p>
          <text:p text:style-name="P4"/>
        </text:list-item>
      </text:list>
      <text:p text:style-name="P1">insert into book (title) values ("The Pragmatic Programmer");</text:p>
      <text:p text:style-name="P1"/>
      <text:p text:style-name="P1">insert into member (name) values ("Cristina Rivera”);</text:p>
      <text:p text:style-name="P1"/>
      <text:p text:style-name="P1">insert into checkout_item (member_id, book_id) values ((select id from member where member.name="Cristina Rivera"), (select id from book where book.title= "The Pragmatic Programmer"));</text:p>
      <text:p text:style-name="P1"/>
      <text:p text:style-name="P1">select <text:s/>name from member, book, checkout_item where checkout_item.member_id = member.id and checkout_item.book_id=book.id and book.title like "The Pragmatic Programmer";</text:p>
      <text:p text:style-name="P1"/>
      <text:p text:style-name="P1"><text:span text:style-name="T1">Answer:</text:span> Cristina Rivera</text:p>
      <text:p text:style-name="P1"/>
      <text:list xml:id="list1379141340" text:continue-numbering="true" text:style-name="L1">
        <text:list-item>
          <text:p text:style-name="P4"><text:soft-page-break/>Who has checked out more that 1 item?  Tip: Research the GROUP BY syntax.</text:p>
          <text:p text:style-name="P6"/>
        </text:list-item>
      </text:list>
      <text:p text:style-name="P3"><text:span text:style-name="T3">select name from member </text:span></text:p>
      <text:p text:style-name="P1">where id in </text:p>
      <text:p text:style-name="P1">(select checkout_item.member_id from checkout_item <text:s/></text:p>
      <text:p text:style-name="P1">group by checkout_item.member_id</text:p>
      <text:p text:style-name="P1">having count (checkout_item.member_id &gt; 1))</text:p>
      <text:p text:style-name="P2"/>
      <text:p text:style-name="P1"><text:span text:style-name="T1">Answer:</text:span> </text:p>
      <text:p text:style-name="P1"/>
      <text:p text:style-name="P1">"Anand Beck"</text:p>
      <text:p text:style-name="P1">"Yaxuan Evans"</text:p>
      <text:p text:style-name="P1">"Frank Smith"</text:p>
      <text:p text:style-name="P1">"Sneha Carmack"</text:p>
      <text:p text:style-name="P1">"Julian Listov"</text:p>
      <text:p text:style-name="P1">"Cristina Rivera"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 Sans" svg:font-family="'Open Sans', 'Microsoft YaHei', 'Hiragino Sans GB', 'Hiragino Sans GB W3', 'Helvetica Neue', Arial, sans-serif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Numbering_20_Symbols" style:display-name="Numbering Symbols" style:family="text"/>
    <style:style style:name="RTF_5f_Num_20_2_20_1" style:display-name="RTF_Num 2 1" style:family="text"/>
    <style:style style:name="RTF_5f_Num_20_3_20_1" style:display-name="RTF_Num 3 1" style:family="text"/>
    <style:style style:name="RTF_5f_Num_20_4_20_1" style:display-name="RTF_Num 4 1" style:family="text"/>
    <style:style style:name="RTF_5f_Num_20_5_20_1" style:display-name="RTF_Num 5 1" style:family="text"/>
    <style:style style:name="RTF_5f_Num_20_6_20_1" style:display-name="RTF_Num 6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." style:num-format="1" text:start-value="2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text:style-name="RTF_5f_Num_20_4_20_1" style:num-suffix="." style:num-format="1" text:start-value="3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suffix="." style:num-format="1" text:start-value="4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text:style-name="RTF_5f_Num_20_6_20_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istina Rivera</meta:initial-creator>
    <meta:creation-date>2016-09-13T09:44:16</meta:creation-date>
    <dc:date>2016-09-13T10:04:37</dc:date>
    <dc:creator>Cristina Rivera</dc:creator>
    <meta:editing-duration>PT4M44S</meta:editing-duration>
    <meta:editing-cycles>2</meta:editing-cycles>
    <meta:generator>OpenOffice/4.1.2$Unix OpenOffice.org_project/412m3$Build-9782</meta:generator>
    <meta:document-statistic meta:table-count="0" meta:image-count="0" meta:object-count="0" meta:page-count="2" meta:paragraph-count="42" meta:word-count="291" meta:character-count="2041"/>
  </office:meta>
</office:document-meta>
</file>